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 G" svg:font-family="'Linux Libertine  G'"/>
    <style:font-face style:name="Liberation Sans1" svg:font-family="'Liberation Sans'" style:font-family-generic="swiss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25cm"/>
    </style:style>
    <style:style style:name="gr4" style:family="graphic" style:parent-style-name="objectwithoutfill">
      <style:graphic-properties svg:stroke-width="0.018cm" svg:stroke-color="#ff0000" draw:marker-start-width="0.227cm" draw:marker-end="Triangle_20_unfilled" draw:marker-end-width="0.3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svg:stroke-color="#ff0000" draw:marker-end="Triangle_20_unfilled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Triangle_20_unfilled" draw:marker-end-width="0.3cm" svg:stroke-opacity="100%"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withoutfill">
      <style:graphic-properties svg:stroke-color="#800080" draw:marker-start="Short_20_line_20_Arrow" draw:marker-end="Short_20_line_20_Arrow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objectwithoutfill">
      <style:graphic-properties draw:stroke="dash" draw:stroke-dash="Ultrafine_20_Dashed" svg:stroke-width="0.028cm" svg:stroke-color="#12762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Linux Libertine G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Linux Libertine Display G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ce181e" style:font-name="Linux Libertine G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ce181e"/>
    </style:style>
    <style:style style:name="P7" style:family="paragraph">
      <loext:graphic-properties draw:fill="none" draw:fill-color="#ffffff"/>
      <style:text-properties fo:color="#780373" style:font-name="Linux Libertine G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nux libertine G"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 draw:fill-color="#ffffff"/>
      <style:text-properties fo:color="#127622" style:font-name="Linux Libertine  G" fo:font-weight="bold" style:font-weight-asian="bold" style:font-weight-complex="bold"/>
    </style:style>
    <style:style style:name="T1" style:family="text">
      <style:text-properties style:font-name="Linux Libertine G" fo:font-weight="bold" style:font-weight-asian="bold" style:font-weight-complex="bold"/>
    </style:style>
    <style:style style:name="T2" style:family="text">
      <style:text-properties style:font-name="Linux Libertine Display G" fo:font-weight="bold" style:font-weight-asian="bold" style:font-weight-complex="bold"/>
    </style:style>
    <style:style style:name="T3" style:family="text">
      <style:text-properties fo:color="#ce181e" style:font-name="Linux Libertine G" fo:font-weight="bold" style:font-weight-asian="bold" style:font-weight-complex="bold"/>
    </style:style>
    <style:style style:name="T4" style:family="text">
      <style:text-properties fo:color="#ce181e" style:font-name="Linux Libertine G" fo:font-weight="bold" style:font-name-asian="Liberation Sans1" style:font-weight-asian="bold" style:font-name-complex="Liberation Sans1" style:font-weight-complex="bold"/>
    </style:style>
    <style:style style:name="T5" style:family="text">
      <style:text-properties fo:color="#ce181e" style:font-name="Liberation Sans1" style:font-name-asian="Liberation Sans1" style:font-name-complex="Liberation Sans1"/>
    </style:style>
    <style:style style:name="T6" style:family="text">
      <style:text-properties fo:color="#780373" style:font-name="Linux Libertine G" fo:font-weight="bold" style:font-name-asian="Liberation Sans1" style:font-weight-asian="bold" style:font-name-complex="Liberation Sans1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G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nux libertine G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780373" style:text-outline="false" style:text-line-through-style="none" style:text-line-through-type="none" style:text-position="0% 100%" style:font-name="Linux libertine G" fo:font-size="16pt" fo:font-style="normal" fo:text-shadow="none" style:text-underline-style="none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nux libertine G" fo:font-size="16pt" fo:font-style="normal" fo:text-shadow="none" style:text-underline-style="none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text-position="0% 100%" style:font-name="Linux libertine G" fo:font-size="16pt" fo:font-style="normal" fo:text-shadow="none" style:text-underline-style="none" fo:font-weight="bold" style:letter-kerning="true" style:font-name-asian="Liberation Sans1" style:font-size-asian="16pt" style:font-style-asian="normal" style:font-weight-asian="bold" style:font-name-complex="Liberation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127622" style:font-name="Linux Libertine  G" fo:font-weight="bold" style:font-weight-asian="bold" style:font-weight-complex="bold"/>
    </style:style>
    <style:style style:name="T13" style:family="text">
      <style:text-properties fo:color="#127622" style:text-position="33% 58%" style:font-name="Linux Libertine  G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6cm" svg:y1="16.5cm" svg:x2="3.6cm" svg:y2="8.1cm">
          <text:p/>
        </draw:line>
        <draw:line draw:style-name="gr1" draw:text-style-name="P1" draw:layer="layout" svg:x1="3.6cm" svg:y1="16.501cm" svg:x2="13.8cm" svg:y2="16.4cm">
          <text:p/>
        </draw:line>
        <draw:path draw:style-name="gr2" draw:text-style-name="P1" draw:layer="layout" svg:width="7.996cm" svg:height="8.104cm" draw:transform="skewX (-0.264068315826742) rotate (-1.24599055299875) translate (11.8818056629744cm 5.18835253845111cm)" svg:viewBox="0 0 7997 8105" svg:d="M0 8105c14870 0 4444-8105 4444-8105">
          <text:p/>
        </draw:path>
        <draw:frame draw:style-name="gr3" draw:text-style-name="P3" draw:layer="layout" svg:width="2.1cm" svg:height="0.975cm" svg:x="3.2cm" svg:y="7.1cm">
          <draw:text-box>
            <text:p text:style-name="P2"><text:span text:style-name="T1">C</text:span></text:p>
          </draw:text-box>
        </draw:frame>
        <draw:frame draw:style-name="gr3" draw:text-style-name="P4" draw:layer="layout" svg:width="2.1cm" svg:height="0.975cm" svg:x="13.7cm" svg:y="15.8cm">
          <draw:text-box>
            <text:p text:style-name="P2"><text:span text:style-name="T2">w</text:span></text:p>
          </draw:text-box>
        </draw:frame>
        <draw:line draw:style-name="gr4" draw:text-style-name="P1" draw:layer="layout" svg:x1="13.3cm" svg:y1="9.5cm" svg:x2="12.7cm" svg:y2="11.3cm">
          <text:p/>
        </draw:line>
        <draw:line draw:style-name="gr5" draw:text-style-name="P1" draw:layer="layout" svg:x1="12.5cm" svg:y1="11.9cm" svg:x2="11.7cm" svg:y2="13.7cm">
          <text:p/>
        </draw:line>
        <draw:line draw:style-name="gr5" draw:text-style-name="P1" draw:layer="layout" svg:x1="11.5cm" svg:y1="14cm" svg:x2="10.8cm" svg:y2="15cm">
          <text:p/>
        </draw:line>
        <draw:line draw:style-name="gr5" draw:text-style-name="P1" draw:layer="layout" svg:x1="10.8cm" svg:y1="15.1cm" svg:x2="10cm" svg:y2="15.8cm">
          <text:p/>
        </draw:line>
        <draw:line draw:style-name="gr6" draw:text-style-name="P1" draw:layer="layout" svg:x1="9.9cm" svg:y1="15.8cm" svg:x2="9.144cm" svg:y2="16.03cm">
          <text:p/>
        </draw:line>
        <draw:line draw:style-name="gr7" draw:text-style-name="P1" draw:layer="layout" svg:x1="13.1cm" svg:y1="10.2cm" svg:x2="13.1cm" svg:y2="16.4cm">
          <text:p/>
        </draw:line>
        <draw:line draw:style-name="gr7" draw:text-style-name="P1" draw:layer="layout" svg:x1="12.2cm" svg:y1="12.6cm" svg:x2="12.2cm" svg:y2="16.4cm">
          <text:p/>
        </draw:line>
        <draw:line draw:style-name="gr7" draw:text-style-name="P1" draw:layer="layout" svg:x1="11.3cm" svg:y1="14.3cm" svg:x2="11.3cm" svg:y2="16.4cm">
          <text:p/>
        </draw:line>
        <draw:line draw:style-name="gr7" draw:text-style-name="P1" draw:layer="layout" svg:x1="10.4cm" svg:y1="15.4cm" svg:x2="10.4cm" svg:y2="16.4cm">
          <text:p/>
        </draw:line>
        <draw:line draw:style-name="gr7" draw:text-style-name="P1" draw:layer="layout" svg:x1="9.6cm" svg:y1="15.9cm" svg:x2="9.6cm" svg:y2="16.4cm">
          <text:p/>
        </draw:line>
        <draw:line draw:style-name="gr7" draw:text-style-name="P1" draw:layer="layout" svg:x1="8.7cm" svg:y1="16cm" svg:x2="8.7cm" svg:y2="16.4cm">
          <text:p/>
        </draw:line>
        <draw:line draw:style-name="gr8" draw:text-style-name="P1" draw:layer="layout" svg:x1="12.2cm" svg:y1="14.3cm" svg:x2="13.1cm" svg:y2="14.3cm">
          <text:p/>
        </draw:line>
        <draw:frame draw:style-name="gr9" draw:text-style-name="P5" draw:layer="layout" svg:width="2.5cm" svg:height="1cm" svg:x="13.1cm" svg:y="8.7cm">
          <draw:text-box>
            <text:p text:style-name="P2"><text:span text:style-name="T3">-</text:span><text:span text:style-name="T4"> <text:s/>(C)</text:span></text:p>
          </draw:text-box>
        </draw:frame>
        <draw:frame draw:style-name="gr10" draw:text-style-name="P6" draw:layer="layout" svg:width="0.7cm" svg:height="0.962cm" draw:transform="rotate (-3.14159265358979) translate (14.2cm 9.7cm)">
          <draw:text-box>
            <text:p><text:span text:style-name="T5">Δ</text:span></text:p>
          </draw:text-box>
        </draw:frame>
        <draw:frame draw:style-name="gr3" draw:text-style-name="P7" draw:layer="layout" svg:width="1cm" svg:height="0.975cm" svg:x="12.2cm" svg:y="13.338cm">
          <draw:text-box>
            <text:p text:style-name="P2"><text:span text:style-name="T6">η</text:span></text:p>
          </draw:text-box>
        </draw:frame>
        <draw:frame draw:style-name="gr11" draw:text-style-name="P8" draw:layer="layout" svg:width="6.1cm" svg:height="1.673cm" svg:x="8.5cm" svg:y="16.6cm">
          <draw:text-box>
            <text:p text:style-name="P2"><text:span text:style-name="T7">w</text:span><text:span text:style-name="T8">new </text:span><text:span text:style-name="T7">= w</text:span><text:span text:style-name="T8">old</text:span><text:span text:style-name="T7"> + </text:span><text:span text:style-name="T9">η</text:span><text:span text:style-name="T10">(</text:span><text:span text:style-name="T11">- <text:s text:c="3"/>(C)</text:span><text:span text:style-name="T10">)</text:span></text:p>
          </draw:text-box>
        </draw:frame>
        <draw:frame draw:style-name="gr10" draw:text-style-name="P6" draw:layer="layout" svg:width="0.7cm" svg:height="0.962cm" draw:transform="rotate (-3.14159265358979) translate (13.3cm 17.6cm)">
          <draw:text-box>
            <text:p><text:span text:style-name="T5">Δ</text:span></text:p>
          </draw:text-box>
        </draw:frame>
        <draw:line draw:style-name="gr12" draw:text-style-name="P1" draw:layer="layout" svg:x1="9.1cm" svg:y1="16.4cm" svg:x2="9.1cm" svg:y2="13.4cm">
          <text:p/>
        </draw:line>
        <draw:frame draw:style-name="gr13" draw:text-style-name="P9" draw:layer="layout" svg:width="1.2cm" svg:height="1.9cm" svg:x="8.7cm" svg:y="12.5cm">
          <draw:text-box>
            <text:p text:style-name="P2"><text:span text:style-name="T12">w</text:span><text:span text:style-name="T13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 G" svg:font-family="'Linux Libertine  G'"/>
    <style:font-face style:name="Liberation Sans1" svg:font-family="'Liberation Sans'" style:font-family-generic="swiss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3T17:08:13.809000000</meta:creation-date>
    <dc:date>2021-03-23T17:46:01.711000000</dc:date>
    <meta:editing-duration>PT10M3S</meta:editing-duration>
    <meta:editing-cycles>2</meta:editing-cycles>
    <meta:generator>LibreOffice/6.1.0.3$Windows_X86_64 LibreOffice_project/efb621ed25068d70781dc026f7e9c5187a4decd1</meta:generator>
    <meta:document-statistic meta:object-count="24"/>
  </office:meta>
</office:document-meta>
</file>